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Calibri" svg:font-family="Calibri"/>
    <style:font-face style:name="PingFang SC" svg:font-family="PingFang SC"/>
    <style:font-face style:name="Times" svg:font-family="Times"/>
    <style:font-face style:name="Times New Roman" svg:font-family="Times New Roman"/>
  </office:font-face-decls>
  <office:automatic-styles>
    <style:style style:name="P1" style:family="paragraph" style:parent-style-name="Standard">
      <style:paragraph-properties fo:text-align="center"/>
      <style:text-properties style:font-name="Calibri" fo:font-size="24.0pt"/>
    </style:style>
    <style:style style:name="P2" style:family="paragraph" style:parent-style-name="Standard">
      <style:paragraph-properties fo:text-align="center"/>
      <style:text-properties style:font-name="Calibri" fo:font-size="18.0pt"/>
    </style:style>
    <style:style style:name="P3" style:family="paragraph" style:parent-style-name="Standard">
      <style:text-properties style:font-name="Calibri" fo:font-size="11.0pt"/>
    </style:style>
    <style:style style:name="P4" style:family="paragraph" style:parent-style-name="Standard">
      <style:text-properties style:font-name="Calibri" fo:font-size="12.0pt"/>
    </style:style>
    <style:style style:name="P5" style:family="paragraph" style:parent-style-name="Standard">
      <style:text-properties style:font-name="Times" fo:font-size="12.0pt"/>
    </style:style>
    <style:style style:name="P6" style:family="paragraph" style:parent-style-name="Standard">
      <style:text-properties style:font-name="Times New Roman" fo:font-size="12.0pt"/>
    </style:style>
    <style:style style:name="P7" style:family="paragraph" style:parent-style-name="Standard">
      <style:paragraph-properties fo:margin-left="0.5000in"/>
      <style:text-properties style:font-name="Times New Roman" fo:font-size="12.0pt"/>
    </style:style>
    <style:style style:name="P8" style:family="paragraph" style:parent-style-name="Standard">
      <style:text-properties style:font-name="Calibri" fo:font-size="11.0pt" fo:background-color="#ffff00"/>
    </style:style>
    <style:style style:name="P9" style:family="paragraph" style:parent-style-name="Standard">
      <style:text-properties style:font-name="Times" fo:font-size="12.0pt" fo:color="#0563c1"/>
    </style:style>
    <style:style style:name="T1" style:family="text">
      <style:text-properties fo:font-weight="bold" fo:font-weight-asian="bold" fo:font-weight-complex="bold" fo:letter-spacing="0.0000in"/>
    </style:style>
    <style:style style:name="T2" style:family="text">
      <style:text-properties fo:letter-spacing="0.0000in"/>
    </style:style>
    <style:style style:name="T3" style:family="text">
      <style:text-properties style:font-name="PingFang SC" fo:letter-spacing="0.0000in"/>
    </style:style>
    <style:style style:name="T4" style:family="text">
      <style:text-properties style:font-name="Calibri" fo:font-size="11.0pt" fo:font-size-asian="11.0pt" fo:font-size-complex="11.0pt" fo:letter-spacing="0.0000in"/>
    </style:style>
    <style:style style:name="T5" style:family="text">
      <style:text-properties fo:letter-spacing="0.0000in" fo:background-color="transparent"/>
    </style:style>
    <style:style style:name="T6" style:family="text">
      <style:text-properties style:font-name="Times" fo:font-size="12.0pt" fo:font-size-asian="12.0pt" fo:font-size-complex="12.0pt" fo:letter-spacing="0.0000in"/>
    </style:style>
    <style:style style:name="T7" style:family="text">
      <style:text-properties fo:letter-spacing="0.0000in" fo:color="#000000"/>
    </style:style>
    <style:style style:name="T8" style:family="text">
      <style:text-properties style:text-underline-style="solid" fo:letter-spacing="0.0000in"/>
    </style:style>
    <style:style style:name="TableColumn1" style:family="table-column">
      <style:table-column-properties style:column-width="3.4625in" style:rel-column-width="32767*"/>
    </style:style>
  </office:automatic-styles>
  <office:body>
    <office:text>
      <text:p text:style-name="P1"><text:span text:style-name="T1">Comparative Genomics 2018</text:span></text:p>
      <text:p text:style-name="P2"><text:span text:style-name="T1">Practical 6: Orthology Prediction</text:span></text:p>
      <text:p text:style-name="P3"><text:span text:style-name="T2"/></text:p>
      <text:p text:style-name="P3"><text:span text:style-name="T2">Group 11</text:span></text:p>
      <text:p text:style-name="P3"><text:span text:style-name="T2">Shuhan Xu, Fuqi Xu, Milda Valiukonyte</text:span></text:p>
      <text:p text:style-name="P3"><text:span text:style-name="T2"/></text:p>
      <text:p text:style-name="P3"><text:span text:style-name="T1"/></text:p>
      <text:p text:style-name="P4"><text:span text:style-name="T1">Summary</text:span></text:p>
      <text:p text:style-name="P3"><text:span text:style-name="T2">In this practical, we searched for orthologs in different databases and compared the result of different methods. We searched for gene P30143</text:span><text:span text:style-name="T3">，</text:span><text:span text:style-name="T2">P0AF03</text:span><text:span text:style-name="T3">，</text:span><text:span text:style-name="T2">P0A6YB using both Graph-based method (Hieranoid, Inparanoid) and tree-based method (PhylomeDB). The three methods predicted quite differently both in the number of the orthologs and the orthologs itself. Some orthologs appear in all three predictions.</text:span></text:p>
      <text:p text:style-name="P3"><text:span text:style-name="T1"/></text:p>
      <text:p text:style-name="P4"><text:span text:style-name="T1">Key questions</text:span></text:p>
      <text:p text:style-name="P3"><text:span text:style-name="T1"/></text:p>
      <text:p text:style-name="P3"><text:span text:style-name="T2">2.</text:span></text:p>
      <text:p text:style-name="P3"><text:span text:style-name="T2">database:<text:tab/>InParanoid, PhylomeDB, HieranoiDB</text:span></text:p>
      <text:p text:style-name="P3"><text:span text:style-name="T2"/></text:p>
      <text:p text:style-name="P3"><text:span text:style-name="T2">organism:<text:tab/>Escherichia coli</text:span></text:p>
      <text:p text:style-name="P3"><text:span text:style-name="T2"/></text:p>
      <text:p text:style-name="P3"><text:span text:style-name="T2">protein identifiers for three selected genes:</text:span></text:p>
      <text:p text:style-name="P5"><text:span text:style-name="T2">P30143 (./09.fa.txt_orf00010_rev)</text:span></text:p>
      <text:p text:style-name="P5"><text:span text:style-name="T2">P0AF03 (./09.fa.txt_orf00012)</text:span></text:p>
      <text:p text:style-name="P5"><text:span text:style-name="T2">P0A6Y8 (./09.fa.txt_orf00018)</text:span></text:p>
      <text:p text:style-name="P3"><text:span text:style-name="T2"/></text:p>
      <text:p text:style-name="P6"><text:span text:style-name="T4"><text:tab/></text:span>Databases chosen: InParanoid, PhylomeDB and HieranoiDB because they are based on different ortholog detection methods (graph, tree and hybrid graph/tree methods respectively) which will be useful in understanding how differences might lead to different results.</text:p>
      <text:p text:style-name="P6"/>
      <text:p text:style-name="P7">-InParanoid</text:p>
      <text:p text:style-name="P7"/>
      <text:p text:style-name="P7">It is a graph-based method to find ortholog groups between species. It derives</text:p>
      <text:p text:style-name="P7">pairwise similarity scores based on sequence similarity search results to construct orthology groups between species. These groups are first composed of two seed orthologs (found as best hits in the similarity search), and then inparalogs are added for which confidence values are calculated (how close to seed orthologs those sequences are).</text:p>
      <text:p text:style-name="P7"/>
      <text:p text:style-name="P7">-PhylomeDB</text:p>
      <text:p text:style-name="P7"/>
      <text:p text:style-name="P7">It is a tree-based method for ortholog detection. The algorithm uses HMM to search for existing protein families and builds a multiple sequence alignment from the sequences. Then, a phylogenetic tree is constructed based on it and reconciled with NCBI taxonomy tree to infer any gene losses or duplications.</text:p>
      <text:p text:style-name="P6"/>
      <text:p text:style-name="P7">-HieranoidDB </text:p>
      <text:p text:style-name="P7"/>
      <text:p text:style-name="P7">It is hierarchichal InParanoid, a hybrid graph and tree based method to find orthologs. The first step is the same as InParanoid, sequence similarity search is performed and ortholog pair is inferred based on the best hit. From these two sequences a consensus sequence is built and then another sequence similarity search is performed for another derivation of similarity score. This process is iterated until no more significant InParanoid hits are found.</text:p>
      <text:p text:style-name="P7"/>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1">blastp -outfmt 7 -query 09.fa.txt.pfa -db 83333.fasta -max_target_seqs 1 | head -40</text:span></text:p>
      <text:p text:style-name="P3"><text:span text:style-name="T2">Escherichia coli:<text:tab/><text:tab/>09.fa.txt<text:tab/><text:tab/>vs<text:tab/><text:tab/>83333.fasta</text:span></text:p>
      <text:p text:style-name="P3"><text:span text:style-name="T2"><text:tab/><text:tab/><text:tab/><text:tab/>./09.fa.txt_orf00002<text:tab/><text:tab/><text:tab/>P00561</text:span></text:p>
      <text:p text:style-name="P3"><text:span text:style-name="T2"><text:tab/><text:tab/><text:tab/><text:tab/>./09.fa.txt_orf00005<text:tab/><text:tab/><text:tab/>P00934</text:span></text:p>
      <text:p text:style-name="P3"><text:span text:style-name="T2"><text:tab/><text:tab/><text:tab/><text:tab/>./09.fa.txt_orf00009_rev<text:tab/><text:tab/><text:tab/>P0A8I3</text:span></text:p>
      <text:p text:style-name="P8"><text:span text:style-name="T5"><text:tab/><text:tab/><text:tab/><text:tab/></text:span><text:span text:style-name="T2">./09.fa.txt_orf00010_rev<text:tab/><text:tab/><text:tab/>P30143</text:span></text:p>
      <text:p text:style-name="P3"><text:span text:style-name="T2"><text:tab/><text:tab/><text:tab/><text:tab/>./09.fa.txt_orf00011<text:tab/><text:tab/><text:tab/>P0A870</text:span></text:p>
      <text:p text:style-name="P8"><text:span text:style-name="T5"><text:tab/><text:tab/><text:tab/><text:tab/></text:span><text:span text:style-name="T2">./09.fa.txt_orf00012<text:tab/><text:tab/><text:tab/>P0AF03</text:span></text:p>
      <text:p text:style-name="P8"><text:span text:style-name="T5"><text:tab/><text:tab/><text:tab/><text:tab/></text:span><text:span text:style-name="T2">./09.fa.txt_orf00018<text:tab/><text:tab/><text:tab/>P0A6Y8</text:span></text:p>
      <text:p text:style-name="P3"><text:span text:style-name="T2"/></text:p>
      <text:p text:style-name="P3"><text:span text:style-name="T2"/></text:p>
      <text:p text:style-name="P3"><text:span text:style-name="T2">Streptomyces coelicolor:<text:tab/>17.fa.txt<text:tab/>vs<text:tab/>100226.fasta</text:span></text:p>
      <text:p text:style-name="P3"><text:span text:style-name="T1"/></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3.</text:span></text:p>
      <text:p text:style-name="P3"><text:span text:style-name="T2">a.</text:span></text:p>
      <text:p text:style-name="P3"><text:span text:style-name="T2">For Escherichia coli P30143, we searched for orthologs in </text:span><text:span text:style-name="T6">Streptomyces coelicolor and Bacillus subtilis.</text:span></text:p>
      <text:p text:style-name="P3"><text:span text:style-name="T2"/></text:p>
      <text:p text:style-name="P3"><text:span text:style-name="T2">InParanoid:</text:span></text:p>
      <text:p text:style-name="P5"><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5"><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PhylomeDB:</text:span></text:p>
      <text:p text:style-name="P5"><text:span text:style-name="T2"/></text:p>
      <text:p text:style-name="P3"><text:span text:style-name="T2">HieranoidDB:</text:span></text:p>
      <text:p text:style-name="P5"><text:span text:style-name="T2"/></text:p>
      <text:p text:style-name="P3"><text:span text:style-name="T2"/></text:p>
      <text:p text:style-name="P3"><text:span text:style-name="T2"/></text:p>
      <text:p text:style-name="P3"><text:span text:style-name="T2"/></text:p>
      <text:p text:style-name="P5"><text:span text:style-name="T4">For </text:span><text:span text:style-name="T2">Streptomyces coelicolor, all three databases identified Q9FBY5 as the ortholog of Escherichia coli P30143 (YAAJ).</text:span></text:p>
      <text:p text:style-name="P3"><text:span text:style-name="T2"/></text:p>
      <text:p text:style-name="P3"><text:span text:style-name="T2">For Bacillus subtilis, InParanoid identified O31464 (GLNT), Q45068 (ALST), O32060 (YRBD) as co-orthologs of Escherichia coli P30143(YAAJ). <text:s/>However, PhylomeDB identified O31464 (GLNT) and Q45068 (ALST) as co-orthologs and O32060 (YRBD) and O34708 (YFLA) as out-paralogs. HieranoidDb identified O31464 (GLNT), Q45068 (ALST), O32060 (YRBD) and <text:s/>O34708 (YFLA) as co-orthologs.</text:span></text:p>
      <text:p text:style-name="P3"><text:span text:style-name="T2"/></text:p>
      <text:p text:style-name="P3"><text:span text:style-name="T2"/></text:p>
      <text:p text:style-name="P3"><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3"><text:span text:style-name="T2">For Escherichia coli P0AF03, we searched for orthologs in Streptomyces coelicolor and Caenorhabditis elegans.</text:span></text:p>
      <text:p text:style-name="P5"><text:span text:style-name="T2"/></text:p>
      <text:p text:style-name="P3"><text:span text:style-name="T2">InParanoid:</text:span></text:p>
      <text:p text:style-name="P5"><text:span text:style-name="T2"/></text:p>
      <text:p text:style-name="P5"><text:span text:style-name="T2"/></text:p>
      <text:p text:style-name="P3"><text:span text:style-name="T2">PhylomeDB:</text:span></text:p>
      <text:p text:style-name="P5"><text:span text:style-name="T2"/></text:p>
      <text:p text:style-name="P3"><text:span text:style-name="T2"/></text:p>
      <text:p text:style-name="P3"><text:span text:style-name="T2">HieranoidDB:</text:span></text:p>
      <text:p text:style-name="P5"><text:span text:style-name="T2"/></text:p>
      <text:p text:style-name="P3"><text:span text:style-name="T2"/></text:p>
      <text:p text:style-name="P3"><text:span text:style-name="T2"/></text:p>
      <text:p text:style-name="P3"><text:span text:style-name="T2"/></text:p>
      <text:p text:style-name="P5"><text:span text:style-name="T4">For </text:span><text:span text:style-name="T2">Streptomyces coelicolor, only InParanoid and HieranoiDB identified Q9RKA9 as the ortholog of Escherichia coli P0AF03 (MOG). PhylomeDB did not identify any ortholog in <text:s/>Streptomyces coelicolor.</text:span></text:p>
      <text:p text:style-name="P3"><text:span text:style-name="T2"/></text:p>
      <text:p text:style-name="P5"><text:span text:style-name="T2">For Caenorhabditis elegans, all 3 databases identified Q23069 (MOC-2) as ortholog of Escherichia coli P0AF03 (MOG). In addition, PhylomeDB also identified Escherichia coli P0AEZ9 (MOAB) as in-paralog of Escherichia coli P0AF03 (MOG).</text:span></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For Escherichia coli P0A6Y8, we searched for orthologs in Streptomyces coelicolor and Saccharomyces cerevisiae.</text:span></text:p>
      <text:p text:style-name="P3"><text:span text:style-name="T2"/></text:p>
      <text:p text:style-name="P3"><text:span text:style-name="T2">InParanoid:</text:span></text:p>
      <text:p text:style-name="P5"><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5"><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PhylomeDB:</text:span></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3"><text:span text:style-name="T2"/></text:p>
      <text:p text:style-name="P3"><text:span text:style-name="T2">HieranoidDB:</text:span></text:p>
      <text:p text:style-name="P5"><text:span text:style-name="T2"/></text:p>
      <text:p text:style-name="P5"><text:span text:style-name="T2"/></text:p>
      <text:p text:style-name="P5"><text:span text:style-name="T2"/></text:p>
      <text:p text:style-name="P3"><text:span text:style-name="T2">For Streptomyces coelicolor, only InParanoid and HieranoiDB identified Q05558 (DNAK_STRCO) as the ortholog of Escherichia coli P0A6Y8 (DNAK_ECOLI). PhylomeDB did not identify any ortholog in Streptomyces coelicolor.</text:span></text:p>
      <text:p text:style-name="P3"><text:span text:style-name="T2"/></text:p>
      <text:p text:style-name="P5"><text:span text:style-name="T2">For Saccharomyces cerevisiae, while InParanoid and PhylomeDB identified P0CS90 (P12398/SSC1) and P39987 (ECM10) as co-orthologs of Escherichia coli P0A6Y8 (DNAK_ECOLI), HieranoiDB identified P0CS90 (P12398/SSC1) and P39987 (ECM10) as out-paralogs instead.</text:span></text:p>
      <text:p text:style-name="P5"><text:span text:style-name="T2"/></text:p>
      <text:p text:style-name="P5"><text:span text:style-name="T2"/></text:p>
      <text:p text:style-name="P5"><text:span text:style-name="T2">Question3-d:</text:span></text:p>
      <text:p text:style-name="P5"><text:span text:style-name="T2">In Inparanoid, it evaluates different orthologs based on the Inparalog score and the bootstrap result. Inparanoid uses the reciprocally best-matching ortholog pairs as a seed-ortholog pair, and the Inparalog score shows how identical members in the cluster are with the seed-inparalog (score = 1.0 means identical). Inparanoid also checked prediction confidence based on the bootstrap, checking how many time the same result shows up in different sampling.Screen Clipping</text:span></text:p>
      <text:p text:style-name="P5"><text:span text:style-name="T2">ref: http://inparanoid.sbc.su.se/cgi-bin/faq.cgi#clusters</text:span></text:p>
      <text:p text:style-name="P5"><text:span text:style-name="T2"/></text:p>
      <text:p text:style-name="P5"><text:span text:style-name="T2">In phylomedb, it gives a support value of each Inparanoid. Support =1.0 means 100% confident. Unlike other databases evaluating based on bootstrap, it calculates based on approximate likelihood ratio tests, which is faster.</text:span></text:p>
      <text:p text:style-name="P5"><text:span text:style-name="T2">Screen Clipping</text:span></text:p>
      <text:p text:style-name="P9"><text:span text:style-name="T7">ref: </text:span><text:a xlink:type="simple" xlink:href="http://phylomedb.org/?q=faq"><text:span text:style-name="T8">http://phylomedb.org/?q=faq</text:span></text:a></text:p>
      <text:p text:style-name="P5"><text:span text:style-name="T2"/></text:p>
      <text:p text:style-name="P5"><text:span text:style-name="T2">HieranoiDB uses the inparanoid score for evaluation.</text:span></text:p>
      <text:p text:style-name="P5"><text:span text:style-name="T2">Screen Clipping</text:span></text:p>
      <text:p text:style-name="P5"><text:span text:style-name="T2"/></text:p>
      <text:p text:style-name="P5"><text:span text:style-name="T2"/></text:p>
      <text:p text:style-name="P5"><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404.47</meta:generator>
  </office:meta>
</office:document-meta>
</file>